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2D058AC12C7542229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draw:fill="none" fo:min-height="0.82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821cm" svg:height="7.696cm" svg:x="4.1cm" svg:y="4.804cm">
          <draw:image xlink:href="Pictures/10000201000004B0000002D058AC12C754222936.png" xlink:type="simple" xlink:show="embed" xlink:actuate="onLoad" loext:mime-type="image/png">
            <text:p/>
          </draw:image>
        </draw:frame>
        <draw:frame draw:style-name="gr1" draw:text-style-name="P1" draw:layer="layout" svg:width="12.6cm" svg:height="7.696cm" svg:x="3.2cm" svg:y="19.204cm">
          <draw:image xlink:href="Pictures/10000201000004B0000002D058AC12C754222936.png" xlink:type="simple" xlink:show="embed" xlink:actuate="onLoad" loext:mime-type="image/png">
            <text:p/>
          </draw:image>
        </draw:frame>
        <draw:frame draw:style-name="gr2" draw:text-style-name="P3" draw:layer="layout" svg:width="4.386cm" svg:height="0.962cm" svg:x="8.814cm" svg:y="2.838cm">
          <draw:text-box>
            <text:p text:style-name="P2"><text:span text:style-name="T1">Primary-Dc1</text:span></text:p>
          </draw:text-box>
        </draw:frame>
        <draw:frame draw:style-name="gr3" draw:text-style-name="P4" draw:layer="layout" svg:width="5.26cm" svg:height="1.073cm" svg:x="8.14cm" svg:y="27.127cm">
          <draw:text-box>
            <text:p><text:span text:style-name="T1">Secondary-Dc2</text:span></text:p>
          </draw:text-box>
        </draw:frame>
        <draw:line draw:style-name="gr4" draw:text-style-name="P5" draw:layer="layout" svg:x1="13.5cm" svg:y1="9.5cm" svg:x2="13.5cm" svg:y2="22cm">
          <text:p/>
        </draw:line>
        <draw:line draw:style-name="gr4" draw:text-style-name="P5" draw:layer="layout" svg:x1="10.9cm" svg:y1="15.7cm" svg:x2="13.6cm" svg:y2="15.7cm">
          <text:p/>
        </draw:line>
        <draw:frame draw:style-name="gr5" draw:text-style-name="P6" draw:layer="layout" svg:width="6.7cm" svg:height="0.962cm" svg:x="4.6cm" svg:y="15.2cm">
          <draw:text-box>
            <text:p>Every 30 Min - rsync</text:p>
          </draw:text-box>
        </draw:frame>
        <draw:line draw:style-name="gr4" draw:text-style-name="P5" draw:layer="layout" svg:x1="15.3cm" svg:y1="8.7cm" svg:x2="15.2cm" svg:y2="21.7cm">
          <text:p/>
        </draw:line>
        <draw:frame draw:style-name="gr6" draw:text-style-name="P6" draw:layer="layout" svg:width="4cm" svg:height="2.7cm" svg:x="15.4cm" svg:y="13.8cm">
          <draw:text-box>
            <text:p><text:s text:c="5"/>Master/</text:p>
            <text:p><text:s text:c="5"/>Slave</text:p>
            <text:p><text:s/>Replication</text:p>
          </draw:text-box>
        </draw:frame>
        <draw:frame draw:style-name="gr7" draw:text-style-name="P6" draw:layer="layout" svg:width="9.049cm" svg:height="1cm" svg:x="3.2cm" svg:y="14.1cm">
          <draw:text-box>
            <text:p>Web App / Images Replication </text:p>
          </draw:text-box>
        </draw:frame>
        <draw:frame draw:style-name="gr8" draw:text-style-name="P6" draw:layer="layout" svg:width="3.211cm" svg:height="0.962cm" svg:x="15.8cm" svg:y="12.5cm">
          <draw:text-box>
            <text:p>Database</text:p>
          </draw:text-box>
        </draw:frame>
        <draw:line draw:style-name="gr4" draw:text-style-name="P5" draw:layer="layout" svg:x1="14.6cm" svg:y1="5.7cm" svg:x2="14.6cm" svg:y2="6.9cm">
          <text:p/>
        </draw:line>
        <draw:frame draw:style-name="gr9" draw:text-style-name="P6" draw:layer="layout" svg:width="4.274cm" svg:height="0.962cm" svg:x="12.7cm" svg:y="4.638cm">
          <draw:text-box>
            <text:p>Active Server</text:p>
          </draw:text-box>
        </draw:frame>
        <draw:line draw:style-name="gr4" draw:text-style-name="P5" draw:layer="layout" svg:x1="16.8cm" svg:y1="23.5cm" svg:x2="15.1cm" svg:y2="23.5cm">
          <text:p/>
        </draw:line>
        <draw:frame draw:style-name="gr9" draw:text-style-name="P6" draw:layer="layout" svg:width="4.765cm" svg:height="0.962cm" svg:x="15.4cm" svg:y="22.038cm">
          <draw:text-box>
            <text:p>Passive Ser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4:06:09.226266790</meta:creation-date>
    <dc:date>2018-10-30T14:42:08.153659955</dc:date>
    <meta:editing-duration>PT5M8S</meta:editing-duration>
    <meta:editing-cycles>1</meta:editing-cycles>
    <meta:document-statistic meta:object-count="15"/>
    <meta:generator>LibreOffice/6.1.2.1$Linux_X86_64 LibreOffice_project/10$Build-1</meta:generator>
  </office:meta>
</office:document-meta>
</file>